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text/xml" manifest:full-path="styles.xml"/>
  <manifest:file-entry manifest:media-type="text/xml" manifest:full-path="content.xml"/>
  <manifest:file-entry manifest:media-type="" manifest:full-path="Pictures/200000070000AD2E000086DC54DA3DF0.svm"/>
  <manifest:file-entry manifest:media-type="" manifest:full-path="Pictures/200000070000A8F700004F2B574D6A5E.svm"/>
  <manifest:file-entry manifest:media-type="application/binary" manifest:full-path="layout-cache"/>
  <manifest:file-entry manifest:media-type="text/xml" manifest:full-path="meta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text/xml" manifest:full-path="Object 11/styles.xml"/>
  <manifest:file-entry manifest:media-type="application/rdf+xml" manifest:full-path="Object 11/manifest.rdf"/>
  <manifest:file-entry manifest:media-type="application/vnd.oasis.opendocument.spreadsheet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text/xml" manifest:full-path="Object 12/styles.xml"/>
  <manifest:file-entry manifest:media-type="application/rdf+xml" manifest:full-path="Object 12/manifest.rdf"/>
  <manifest:file-entry manifest:media-type="application/vnd.oasis.opendocument.spreadsheet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3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rdf+xml" manifest:full-path="Object 15/manifest.rdf"/>
  <manifest:file-entry manifest:media-type="text/xml" manifest:full-path="Object 15/styles.xml"/>
  <manifest:file-entry manifest:media-type="application/vnd.oasis.opendocument.spreadsheet" manifest:version="1.2" manifest:full-path="Object 15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3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3" manifest:full-path="Object 9/"/>
  <manifest:file-entry manifest:media-type="text/xml" manifest:full-path="settings.xml"/>
  <manifest:file-entry manifest:media-type="image/png" manifest:full-path="Thumbnails/thumbnail.png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Gentium Book Basic" svg:font-family="'Gentium Book Basic'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swiss"/>
    <style:font-face style:name="Consolas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1" svg:font-family="Consolas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Gras" style:font-family-generic="modern" style:font-pitch="fixed"/>
    <style:font-face style:name="Gentium Book Basic1" svg:font-family="'Gentium Book Basic'" style:font-pitch="variable"/>
    <style:font-face style:name="Segoe Print" svg:font-family="'Segoe Print'" style:font-pitch="variable"/>
    <style:font-face style:name="Georgia" svg:font-family="Georgia" style:font-adornments="Gra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text-properties fo:color="#336699"/>
    </style:style>
    <style:style style:name="P2" style:family="paragraph" style:parent-style-name="base">
      <style:text-properties fo:font-style="normal" style:font-style-asian="normal" style:font-style-complex="normal"/>
    </style:style>
    <style:style style:name="P3" style:family="paragraph" style:parent-style-name="base">
      <style:paragraph-properties fo:text-align="justify" style:justify-single-word="false"/>
    </style:style>
    <style:style style:name="P4" style:family="paragraph" style:parent-style-name="base">
      <style:paragraph-properties fo:line-height="150%"/>
    </style:style>
    <style:style style:name="P5" style:family="paragraph" style:parent-style-name="base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base">
      <style:text-properties fo:font-size="32pt" style:font-size-asian="32pt" style:font-size-complex="32pt"/>
    </style:style>
    <style:style style:name="P7" style:family="paragraph" style:parent-style-name="base">
      <style:paragraph-properties fo:text-align="center" style:justify-single-word="false"/>
      <style:text-properties fo:font-size="32pt" style:font-size-asian="32pt" style:font-size-complex="32pt"/>
    </style:style>
    <style:style style:name="P8" style:family="paragraph" style:parent-style-name="base">
      <style:paragraph-properties fo:text-align="center" style:justify-single-word="false"/>
      <style:text-properties fo:color="#336699" style:font-name="Consolas" fo:font-style="normal" fo:font-weight="bold" style:font-style-asian="normal" style:font-weight-asian="bold" style:font-style-complex="normal" style:font-weight-complex="bold"/>
    </style:style>
    <style:style style:name="P9" style:family="paragraph" style:parent-style-name="ÉnoncéThéorème">
      <style:paragraph-properties fo:margin-left="5.099cm" fo:margin-right="0.512cm" fo:line-height="150%" fo:text-align="justify" style:justify-single-word="false" fo:hyphenation-ladder-count="no-limit" fo:text-indent="0cm" style:auto-text-indent="false" fo:background-color="transparent" fo:padding="0.25cm" fo:border-left="0.088cm solid #999999" fo:border-right="none" fo:border-top="none" fo:border-bottom="none" style:shadow="none">
        <style:tab-stops>
          <style:tab-stop style:position="0.75cm"/>
          <style:tab-stop style:position="1.499cm"/>
        </style:tab-stops>
        <style:background-image/>
      </style:paragraph-properties>
      <style:text-properties fo:hyphenate="true" fo:hyphenation-remain-char-count="2" fo:hyphenation-push-char-count="2"/>
    </style:style>
    <style:style style:name="P10" style:family="paragraph" style:parent-style-name="ÉnoncéThéorème" style:master-page-name="">
      <style:paragraph-properties fo:margin-left="5.099cm" fo:margin-right="0.512cm" fo:line-height="150%" fo:text-align="justify" style:justify-single-word="false" fo:hyphenation-ladder-count="no-limit" fo:text-indent="0cm" style:auto-text-indent="false" style:page-number="auto" fo:background-color="transparent" fo:padding="0.25cm" fo:border-left="0.088cm solid #999999" fo:border-right="none" fo:border-top="none" fo:border-bottom="none" style:shadow="none">
        <style:tab-stops>
          <style:tab-stop style:position="0.75cm"/>
          <style:tab-stop style:position="1.499cm"/>
        </style:tab-stops>
        <style:background-image/>
      </style:paragraph-properties>
      <style:text-properties fo:hyphenate="true" fo:hyphenation-remain-char-count="2" fo:hyphenation-push-char-count="2"/>
    </style:style>
    <style:style style:name="P11" style:family="paragraph" style:parent-style-name="base">
      <style:paragraph-properties fo:text-align="justify" style:justify-single-word="false" fo:hyphenation-ladder-count="no-limit" fo:background-color="transparent" style:shadow="none">
        <style:tab-stops>
          <style:tab-stop style:position="0.746cm"/>
          <style:tab-stop style:position="1.499cm"/>
        </style:tab-stops>
        <style:background-image/>
      </style:paragraph-properties>
      <style:text-properties fo:hyphenate="true" fo:hyphenation-remain-char-count="2" fo:hyphenation-push-char-count="2"/>
    </style:style>
    <style:style style:name="P12" style:family="paragraph" style:parent-style-name="base">
      <style:paragraph-properties fo:text-align="justify" style:justify-single-word="false" fo:hyphenation-ladder-count="no-limit" fo:background-color="transparent" style:shadow="none">
        <style:tab-stops>
          <style:tab-stop style:position="0.746cm"/>
          <style:tab-stop style:position="1.499cm"/>
        </style:tab-stops>
        <style:background-image/>
      </style:paragraph-properties>
      <style:text-properties style:font-name="Times New Roman2" fo:font-style="normal" style:font-style-asian="normal" style:font-style-complex="normal" fo:hyphenate="true" fo:hyphenation-remain-char-count="2" fo:hyphenation-push-char-count="2"/>
    </style:style>
    <style:style style:name="P13" style:family="paragraph" style:parent-style-name="base" style:master-page-name="">
      <style:paragraph-properties fo:line-height="150%" style:page-number="auto"/>
    </style:style>
    <style:style style:name="P14" style:family="paragraph" style:parent-style-name="base">
      <style:paragraph-properties fo:text-align="justify" style:justify-single-word="false" fo:padding="0.25cm" fo:border="0.018cm solid #336699" style:shadow="none"/>
    </style:style>
    <style:style style:name="P15" style:family="paragraph" style:parent-style-name="Exo_28_barêmé_29_" style:list-style-name="mesDS"/>
    <style:style style:name="P16" style:family="paragraph" style:parent-style-name="Exo_28_barêmé_29_" style:list-style-name="mesDS">
      <style:paragraph-properties fo:break-before="page"/>
    </style:style>
    <style:style style:name="P17" style:family="paragraph" style:parent-style-name="base" style:list-style-name="maNumérotation"/>
    <style:style style:name="P18" style:family="paragraph" style:parent-style-name="base" style:list-style-name="maNumérotation">
      <style:paragraph-properties fo:text-align="justify" style:justify-single-word="false" fo:hyphenation-ladder-count="no-limit" fo:background-color="transparent" style:shadow="none">
        <style:tab-stops>
          <style:tab-stop style:position="0.746cm"/>
          <style:tab-stop style:position="1.499cm"/>
        </style:tab-stops>
        <style:background-image/>
      </style:paragraph-properties>
      <style:text-properties fo:hyphenate="true" fo:hyphenation-remain-char-count="2" fo:hyphenation-push-char-count="2"/>
    </style:style>
    <style:style style:name="P19" style:family="paragraph" style:parent-style-name="base" style:list-style-name="maNumérotation">
      <style:paragraph-properties fo:text-align="justify" style:justify-single-word="false" fo:hyphenation-ladder-count="no-limit" fo:background-color="transparent" style:shadow="none">
        <style:tab-stops>
          <style:tab-stop style:position="0.746cm"/>
          <style:tab-stop style:position="1.499cm"/>
        </style:tab-stops>
        <style:background-image/>
      </style:paragraph-properties>
      <style:text-properties style:font-name="Times New Roman2" fo:font-style="normal" style:font-style-asian="normal" style:font-style-complex="normal" fo:hyphenate="true" fo:hyphenation-remain-char-count="2" fo:hyphenation-push-char-count="2"/>
    </style:style>
    <style:style style:name="P20" style:family="paragraph" style:parent-style-name="base" style:list-style-name="maNumérotation">
      <style:paragraph-properties fo:text-align="justify" style:justify-single-word="false" fo:hyphenation-ladder-count="no-limit" fo:background-color="transparent" style:shadow="none">
        <style:tab-stops>
          <style:tab-stop style:position="0.746cm"/>
          <style:tab-stop style:position="1.499cm"/>
        </style:tab-stops>
        <style:background-image/>
      </style:paragraph-properties>
      <style:text-properties style:font-name="Times New Roman2" fo:hyphenate="true" fo:hyphenation-remain-char-count="2" fo:hyphenation-push-char-count="2"/>
    </style:style>
    <style:style style:name="P21" style:family="paragraph" style:parent-style-name="base" style:list-style-name="maNumérotation" style:master-page-name="">
      <style:paragraph-properties fo:text-align="justify" style:justify-single-word="false" fo:hyphenation-ladder-count="no-limit" style:page-number="auto" fo:background-color="transparent" style:shadow="none">
        <style:tab-stops>
          <style:tab-stop style:position="0.746cm"/>
          <style:tab-stop style:position="1.499cm"/>
        </style:tab-stops>
        <style:background-image/>
      </style:paragraph-properties>
      <style:text-properties style:font-name="Times New Roman2" fo:font-style="normal" style:font-style-asian="normal" style:font-style-complex="normal" fo:hyphenate="true" fo:hyphenation-remain-char-count="2" fo:hyphenation-push-char-count="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0% 100%"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letter-spacing="-0.071cm"/>
    </style:style>
    <style:style style:name="T6" style:family="text">
      <style:text-properties fo:letter-spacing="-0.071cm" fo:font-style="normal" style:font-style-asian="normal" style:font-style-complex="normal"/>
    </style:style>
    <style:style style:name="T7" style:family="text">
      <style:text-properties style:font-name="Times New Roman2"/>
    </style:style>
    <style:style style:name="T8" style:family="text">
      <style:text-properties style:font-name="Calibri1" fo:font-style="normal" style:font-style-asian="normal" style:font-style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5" style:family="graphic" style:parent-style-name="OLE">
      <style:graphic-properties fo:margin-left="0.3cm" fo:margin-right="0cm" style:wrap="left" style:number-wrapped-paragraphs="no-limit" style:wrap-contour="false" style:vertical-pos="from-top" style:vertical-rel="paragraph" style:horizontal-pos="from-left" style:horizontal-rel="paragraph" draw:ole-draw-aspect="1"/>
    </style:style>
    <style:style style:name="fr6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Nom (en lettres majuscules) : ………………………………</text:p>
      <text:p text:style-name="P4">Prénom (en lettres majuscules) : ……………………………</text:p>
      <text:p text:style-name="P4">Numéro de la Seconde : ……</text:p>
      <text:p text:style-name="base"/>
      <text:p text:style-name="base"/>
      <text:p text:style-name="base"/>
      <text:p text:style-name="base"/>
      <text:p text:style-name="base"/>
      <text:p text:style-name="base"/>
      <text:p text:style-name="base"/>
      <text:p text:style-name="P7">Lycée Jean Monnet</text:p>
      <text:p text:style-name="P7">mardi 19 avril 2022</text:p>
      <text:p text:style-name="P6"/>
      <text:p text:style-name="P7">contrôle commun de Mathématiques</text:p>
      <text:p text:style-name="P5"/>
      <text:p text:style-name="P5">Durée : 2 heures</text:p>
      <text:p text:style-name="P3"/>
      <text:p text:style-name="P3"/>
      <text:p text:style-name="P3"/>
      <text:p text:style-name="P3"/>
      <text:p text:style-name="P14">Matériel autorisé : calculatrice, copie blanche, brouillon, stylos, instruments de géométrie. </text:p>
      <text:p text:style-name="P14">Trousses et téléphones doivent être dans vos sacs. Vos sacs doivent être rangés sous le tableau. </text:p>
      <text:p text:style-name="P14"/>
      <text:p text:style-name="P14">La qualité de la rédaction et le soin seront pris en compte dans l’évaluation de votre copie. </text:p>
      <text:p text:style-name="P14">Le sujet comporte 5 exercices. Vous pouvez les traiter dans l’ordre de votre choix à condition d’indiquer très clairement sur votre copie le numéro de l’exercice traité. </text:p>
      <text:p text:style-name="P14">Le sujet est noté sur 40. Vous verrez avec le détail du barème qu’il est possible d’avoir plus de 44/40. </text:p>
      <text:p text:style-name="P14"><text:s/></text:p>
      <text:p text:style-name="P14">Avant de commencer à composer, écrivez votre nom en haut à gauche de cette page. <text:s/></text:p>
      <text:p text:style-name="P3"/>
      <text:p text:style-name="base"/>
      <text:p text:style-name="base"/>
      <text:p text:style-name="base"/>
      <text:p text:style-name="P10">Exercice 1 : géométrie</text:p>
      <text:p text:style-name="P9">Exercice 2 : fonctions (étude graphique)</text:p>
      <text:p text:style-name="P9">Exercice 3 : probabilités </text:p>
      <text:p text:style-name="P9">Exercice 4 : les nombres</text:p>
      <text:p text:style-name="P9">Exercice 5 : fonctions </text:p>
      <text:p text:style-name="base"/>
      <text:list xml:id="list5643677900573192415" text:style-name="mesDS">
        <text:list-item>
          <text:p text:style-name="P16"><text:span text:style-name="points"><text:s/><text:tab/>0,5+1,5+(1+0,75+0,25+2+1)+(0,5+2+1+1,5) = 12 pts</text:span></text:p>
        </text:list-item>
      </text:list>
      <text:p text:style-name="base">Le plan est muni d’un repère orthonormé. Dans tout l’exercice on utilisera la ﬁ­gure ci-dessous. </text:p>
      <text:list xml:id="list2033484594590997446" text:style-name="maNumérotation">
        <text:list-item>
          <text:list>
            <text:list-item>
              <text:p text:style-name="P17">Placer la lettre <text:span text:style-name="T3">x</text:span> au bout de l’axe des abscisses et la lettre <text:span text:style-name="T1">y</text:span> au bout de l’axe des ordonnées. </text:p>
            </text:list-item>
            <text:list-item>
              <text:p text:style-name="P17">Écrire sur votre copie les coordonnées des points M, N et P. </text:p>
            </text:list-item>
            <text:list-item>
              <text:p text:style-name="P17">Soit A (7 ; 9), B (– 4 ; 11) et C (1 ; 1) trois points du plan. </text:p>
              <text:list>
                <text:list-item>
                  <text:p text:style-name="P17">Tracer le triangle ABC. </text:p>
                </text:list-item>
                <text:list-item>
                  <text:p text:style-name="P17">Déterminer par le calcul les coordonnées du point K, milieu du segment [AC]. Bien justi­ﬁer. </text:p>
                </text:list-item>
                <text:list-item>
                  <text:p text:style-name="P17">Placer le point K. </text:p>
                </text:list-item>
                <text:list-item>
                  <text:p text:style-name="P17">On admet que : <draw:frame draw:style-name="fr3" draw:name="Objet1" text:anchor-type="as-char" svg:y="-0.415cm" svg:width="1.847cm" svg:height="0.504cm" draw:z-index="10"><draw:object xlink:href="./Object 1" xlink:type="simple" xlink:show="embed" xlink:actuate="onLoad"/><draw:image xlink:href="./ObjectReplacements/Object 1" xlink:type="simple" xlink:show="embed" xlink:actuate="onLoad"/></draw:frame>, ce qui peut aussi s’écrire <draw:frame draw:style-name="fr3" draw:name="Objet2" text:anchor-type="as-char" svg:y="-0.415cm" svg:width="1.685cm" svg:height="0.506cm" draw:z-index="11"><draw:object xlink:href="./Object 2" xlink:type="simple" xlink:show="embed" xlink:actuate="onLoad"/><draw:image xlink:href="./ObjectReplacements/Object 2" xlink:type="simple" xlink:show="embed" xlink:actuate="onLoad"/></draw:frame>. On pourra donc utiliser ce résultat sans avoir à le calculer. </text:p>
                  <text:p text:style-name="P17">Montrer que le triangle ABC est isocèle en B. </text:p>
                </text:list-item>
                <text:list-item>
                  <text:p text:style-name="P17">Le triangle ABC est-il équilatéral ? </text:p>
                </text:list-item>
              </text:list>
            </text:list-item>
            <text:list-item>
              <text:p text:style-name="P17">Soit D le point du plan de coordonnées (12 ; –1). </text:p>
              <text:list>
                <text:list-item>
                  <text:p text:style-name="P17">Tracer le quadrilatère ABCD. </text:p>
                </text:list-item>
                <text:list-item>
                  <text:p text:style-name="P17">Montrer que le quadrilatère ABCD est un parallélogramme. </text:p>
                </text:list-item>
                <text:list-item>
                  <text:p text:style-name="P17">Montrer que le parallélogramme ABCD n’est pas un rectangle. </text:p>
                </text:list-item>
                <text:list-item>
                  <text:p text:style-name="P17">Préciser la nature du parallélogramme ABCD. Bien justi­ﬁer.</text:p>
                </text:list-item>
              </text:list>
            </text:list-item>
          </text:list>
        </text:list-item>
      </text:list>
      <text:p text:style-name="base"><draw:frame draw:style-name="fr1" draw:name="images1" text:anchor-type="paragraph" svg:width="18.002cm" svg:height="14.012cm" draw:z-index="0"><draw:image xlink:href="Pictures/200000070000AD2E000086DC54DA3DF0.svm" xlink:type="simple" xlink:show="embed" xlink:actuate="onLoad"/></draw:frame></text:p>
      <text:list xml:id="list37610243" text:continue-list="list5643677900573192415" text:style-name="mesDS">
        <text:list-item>
          <text:p text:style-name="P16"><text:span text:style-name="points"><text:s/><text:tab/>0,5+0,5+0,5+1+0,5+1+2+2+1 = 9 points</text:span></text:p>
        </text:list-item>
      </text:list>
      <text:p text:style-name="base"><draw:frame draw:style-name="fr2" draw:name="images2" text:anchor-type="paragraph" svg:x="1.909cm" svg:y="0.496cm" svg:width="15cm" svg:height="7.001cm" draw:z-index="3"><draw:image xlink:href="Pictures/200000070000A8F700004F2B574D6A5E.svm" xlink:type="simple" xlink:show="embed" xlink:actuate="onLoad"/></draw:frame>Soit <draw:frame draw:style-name="fr3" draw:name="Objet3" text:anchor-type="as-char" svg:y="-0.377cm" svg:width="0.316cm" svg:height="0.474cm" draw:z-index="12"><draw:object xlink:href="./Object 3" xlink:type="simple" xlink:show="embed" xlink:actuate="onLoad"/><draw:image xlink:href="./ObjectReplacements/Object 3" xlink:type="simple" xlink:show="embed" xlink:actuate="onLoad"/></draw:frame> la fonction représentée ci-dessous. </text:p>
      <text:p text:style-name="base">Répondre aux questions suivantes avec la précision permise par la graphique. </text:p>
      <text:list xml:id="list37617533" text:continue-list="list2033484594590997446" text:style-name="maNumérotation">
        <text:list-item>
          <text:list>
            <text:list-item text:start-value="1">
              <text:p text:style-name="P17">Donner l’ensemble de dé­ﬁ­nition de la fonction <draw:frame draw:style-name="fr3" draw:name="Objet4" text:anchor-type="as-char" svg:y="-0.377cm" svg:width="0.316cm" svg:height="0.474cm" draw:z-index="1"><draw:object xlink:href="./Object 4" xlink:type="simple" xlink:show="embed" xlink:actuate="onLoad"/><draw:image xlink:href="./ObjectReplacements/Object 4" xlink:type="simple" xlink:show="embed" xlink:actuate="onLoad"/></draw:frame>. </text:p>
            </text:list-item>
            <text:list-item>
              <text:p text:style-name="P17">Déterminer l’image de 4 par <draw:frame draw:style-name="fr3" draw:name="Objet5" text:anchor-type="as-char" svg:y="-0.377cm" svg:width="0.316cm" svg:height="0.474cm" draw:z-index="17"><draw:object xlink:href="./Object 5" xlink:type="simple" xlink:show="embed" xlink:actuate="onLoad"/><draw:image xlink:href="./ObjectReplacements/Object 5" xlink:type="simple" xlink:show="embed" xlink:actuate="onLoad"/></draw:frame>. </text:p>
            </text:list-item>
            <text:list-item>
              <text:p text:style-name="P17">Déterminer <draw:frame draw:style-name="fr3" draw:name="Objet6" text:anchor-type="as-char" svg:y="-0.381cm" svg:width="1.127cm" svg:height="0.48cm" draw:z-index="18"><draw:object xlink:href="./Object 6" xlink:type="simple" xlink:show="embed" xlink:actuate="onLoad"/><draw:image xlink:href="./ObjectReplacements/Object 6" xlink:type="simple" xlink:show="embed" xlink:actuate="onLoad"/></draw:frame>. </text:p>
            </text:list-item>
            <text:list-item>
              <text:p text:style-name="P17">Déterminer les antécédents éventuels de 3 par <draw:frame draw:style-name="fr3" draw:name="Objet7" text:anchor-type="as-char" svg:y="-0.377cm" svg:width="0.316cm" svg:height="0.474cm" draw:z-index="4"><draw:object xlink:href="./Object 7" xlink:type="simple" xlink:show="embed" xlink:actuate="onLoad"/><draw:image xlink:href="./ObjectReplacements/Object 7" xlink:type="simple" xlink:show="embed" xlink:actuate="onLoad"/></draw:frame>. </text:p>
            </text:list-item>
            <text:list-item>
              <text:p text:style-name="P17">Déterminer les antécédents éventuels de 4 par la fonction <draw:frame draw:style-name="fr3" draw:name="Objet8" text:anchor-type="as-char" svg:y="-0.377cm" svg:width="0.316cm" svg:height="0.474cm" draw:z-index="5"><draw:object xlink:href="./Object 8" xlink:type="simple" xlink:show="embed" xlink:actuate="onLoad"/><draw:image xlink:href="./ObjectReplacements/Object 8" xlink:type="simple" xlink:show="embed" xlink:actuate="onLoad"/></draw:frame>. </text:p>
            </text:list-item>
            <text:list-item>
              <text:p text:style-name="P17">Résoudre l’inéquation <draw:frame draw:style-name="fr3" draw:name="Objet9" text:anchor-type="as-char" svg:y="-0.379cm" svg:width="1.351cm" svg:height="0.474cm" draw:z-index="6"><draw:object xlink:href="./Object 9" xlink:type="simple" xlink:show="embed" xlink:actuate="onLoad"/><draw:image xlink:href="./ObjectReplacements/Object 9" xlink:type="simple" xlink:show="embed" xlink:actuate="onLoad"/></draw:frame>. </text:p>
            </text:list-item>
            <text:list-item>
              <text:p text:style-name="P17">Dresser le tableau de variation de la fonction f sur son domaine de dé­ﬁ­nition.</text:p>
            </text:list-item>
            <text:list-item>
              <text:p text:style-name="P17">Tracer sur la ﬁ­gure ci-dessus la courbe d’une fonction <text:span text:style-name="T1">g</text:span><text:span text:style-name="T4"> qui est dé­ﬁ­nie sur [– 4 ; 10] et qui admet ce tableau de valeurs. </text:span></text:p>
            </text:list-item>
            <text:list-item>
              <text:p text:style-name="P17"><draw:frame draw:style-name="fr4" draw:name="Objet12" text:anchor-type="paragraph" svg:x="0.774cm" svg:y="0cm" svg:width="16.73cm" svg:height="1.072cm" draw:z-index="2"><draw:object xlink:href="./Object 12" xlink:type="simple" xlink:show="embed" xlink:actuate="onLoad"/><draw:image xlink:href="./ObjectReplacements/Object 12" xlink:type="simple" xlink:show="embed" xlink:actuate="onLoad"/></draw:frame><text:span text:style-name="T4">Résoudre l’inéquation </text:span><text:span text:style-name="T4"><draw:frame draw:style-name="fr3" draw:name="Objet13" text:anchor-type="as-char" svg:y="-0.379cm" svg:width="1.977cm" svg:height="0.474cm" draw:z-index="8"><draw:object xlink:href="./Object 13" xlink:type="simple" xlink:show="embed" xlink:actuate="onLoad"/><draw:image xlink:href="./ObjectReplacements/Object 13" xlink:type="simple" xlink:show="embed" xlink:actuate="onLoad"/></draw:frame></text:span><text:span text:style-name="T4">. </text:span></text:p>
            </text:list-item>
          </text:list>
        </text:list-item>
      </text:list>
      <text:list xml:id="list37622645" text:continue-list="list37610243" text:style-name="mesDS">
        <text:list-item>
          <text:p text:style-name="P15"><text:span text:style-name="points"><text:s/><text:tab/>1+1+(1,5+1+1+1)+1 = 7,5 points</text:span></text:p>
        </text:list-item>
      </text:list>
      <text:p text:style-name="P11"><draw:frame draw:style-name="fr5" draw:name="Objet20" text:anchor-type="paragraph" svg:x="8.86cm" svg:y="0.111cm" svg:width="9.148cm" svg:height="2.658cm" draw:z-index="7"><draw:object xlink:href="./Object 15" xlink:type="simple" xlink:show="embed" xlink:actuate="onLoad"/><draw:image xlink:href="./ObjectReplacements/Object 15" xlink:type="simple" xlink:show="embed" xlink:actuate="onLoad"/></draw:frame>Un laboratoire mène une étude sur 500 personnes amenées à respirer des poussières durant leur activité professionnelle. 40% sont des fumeurs et parmi elles, 30% sont atteints de toux chronique. Enﬁn, 20% de ces 500 personnes sont atteints de toux chronique.</text:p>
      <text:list xml:id="list37618972" text:continue-list="list37617533" text:style-name="maNumérotation">
        <text:list-item>
          <text:list>
            <text:list-item text:start-value="1">
              <text:p text:style-name="P18">Expliquer pourquoi il y a 200 fumeurs dont 60 atteints de toux chronique. </text:p>
            </text:list-item>
            <text:list-item>
              <text:p text:style-name="P18">Compléter sans justi­ﬁer le tableau donné ci-dessus. </text:p>
            </text:list-item>
            <text:list-item>
              <text:p text:style-name="P18">On prend au hasard le dossier d’une de ces 500 personnes. </text:p>
              <text:p text:style-name="P18">On note les événements suivants : </text:p>
              <text:p text:style-name="P18">F : « la personne est un fumeur. »</text:p>
              <text:p text:style-name="P18">T : « la personne est atteinte de toux chronique. » </text:p>
              <text:list>
                <text:list-item>
                  <text:p text:style-name="P18">Déterminer sans justi­ﬁer la probabilité de l'événement F puis celle de T. </text:p>
                </text:list-item>
                <text:list-item>
                  <text:p text:style-name="P18">Que signi­ﬁe l’événement <draw:frame draw:style-name="fr3" draw:name="Objet19" text:anchor-type="as-char" svg:y="-0.437cm" svg:width="0.256cm" svg:height="0.529cm" draw:z-index="13"><draw:object xlink:href="./Object 14" xlink:type="simple" xlink:show="embed" xlink:actuate="onLoad"/><draw:image xlink:href="./ObjectReplacements/Object 14" xlink:type="simple" xlink:show="embed" xlink:actuate="onLoad"/></draw:frame> ? Calculer sa probabilité. </text:p>
                </text:list-item>
                <text:list-item>
                  <text:p text:style-name="P18">Que signi­ﬁe l’événement <draw:frame draw:style-name="fr3" draw:name="Objet21" text:anchor-type="as-char" svg:y="-0.377cm" svg:width="0.87cm" svg:height="0.469cm" draw:z-index="14"><draw:object xlink:href="./Object 18" xlink:type="simple" xlink:show="embed" xlink:actuate="onLoad"/><draw:image xlink:href="./ObjectReplacements/Object 18" xlink:type="simple" xlink:show="embed" xlink:actuate="onLoad"/></draw:frame> ? Calculer sa probabilité. </text:p>
                </text:list-item>
                <text:list-item>
                  <text:p text:style-name="P18">Que signi­ﬁe l’événement <draw:frame draw:style-name="fr3" draw:name="Objet22" text:anchor-type="as-char" svg:y="-0.377cm" svg:width="0.87cm" svg:height="0.469cm" draw:z-index="15"><draw:object xlink:href="./Object 20" xlink:type="simple" xlink:show="embed" xlink:actuate="onLoad"/><draw:image xlink:href="./ObjectReplacements/Object 20" xlink:type="simple" xlink:show="embed" xlink:actuate="onLoad"/></draw:frame> ? Calculer sa probabilité. </text:p>
                </text:list-item>
              </text:list>
            </text:list-item>
            <text:list-item>
              <text:p text:style-name="P18">On prend au hasard la ﬁ­che d’un non fumeur. </text:p>
              <text:p text:style-name="P18">Quelle est la probabilité qu’il souffre de toux chronique ?</text:p>
            </text:list-item>
          </text:list>
        </text:list-item>
      </text:list>
      <text:p text:style-name="P2"><text:soft-page-break/></text:p>
      <text:list xml:id="list37628724" text:continue-list="list37622645" text:style-name="mesDS">
        <text:list-item>
          <text:p text:style-name="P15"><text:span text:style-name="points"><text:s/><text:tab/>8 points</text:span></text:p>
        </text:list-item>
      </text:list>
      <text:p text:style-name="P8">Vrai – Faux avec justi­ﬁ­cations </text:p>
      <text:p text:style-name="P2">Pour chacune des p<text:span text:style-name="T7">ropositions, dire si elle est vraie ou fausse en justi­ﬁant votre réponse.</text:span></text:p>
      <text:list xml:id="list37616838" text:continue-list="list37618972" text:style-name="maNumérotation">
        <text:list-item>
          <text:list>
            <text:list-item text:start-value="1">
              <text:p text:style-name="P21"><draw:frame draw:style-name="fr3" draw:name="Objet14" text:anchor-type="as-char" svg:y="-0.415cm" svg:width="1.404cm" svg:height="0.547cm" draw:z-index="19"><draw:object xlink:href="./Object 21" xlink:type="simple" xlink:show="embed" xlink:actuate="onLoad"/><draw:image xlink:href="./ObjectReplacements/Object 21" xlink:type="simple" xlink:show="embed" xlink:actuate="onLoad"/><svg:desc>formule</svg:desc></draw:frame> ; </text:p>
            </text:list-item>
            <text:list-item>
              <text:p text:style-name="P19"><draw:frame draw:style-name="fr3" draw:name="Objet30" text:anchor-type="as-char" svg:y="-0.637cm" svg:width="0.757cm" svg:height="1.034cm" draw:z-index="20"><draw:object xlink:href="./Object 22" xlink:type="simple" xlink:show="embed" xlink:actuate="onLoad"/><draw:image xlink:href="./ObjectReplacements/Object 22" xlink:type="simple" xlink:show="embed" xlink:actuate="onLoad"/><svg:desc>formule</svg:desc></draw:frame><text:span text:style-name="T5">ID</text:span> ; </text:p>
            </text:list-item>
            <text:list-item>
              <text:p text:style-name="P20"><text:span text:style-name="T4"><draw:frame draw:style-name="fr3" draw:name="Objet15" text:anchor-type="as-char" svg:y="-0.637cm" svg:width="1.508cm" svg:height="1.034cm" draw:z-index="21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4"> appartient à l’ensemble </text:span><text:span text:style-name="T6">ID</text:span><text:span text:style-name="T4"> ; </text:span></text:p>
            </text:list-item>
            <text:list-item>
              <text:p text:style-name="P20"><text:span text:style-name="T8"><draw:frame draw:style-name="fr3" draw:name="Objet25" text:anchor-type="as-char" svg:y="-0.446cm" svg:width="3.08cm" svg:height="0.563cm" draw:z-index="22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4"> est un nombre entier relatif ; </text:span></text:p>
            </text:list-item>
            <text:list-item>
              <text:p text:style-name="P20"><text:span text:style-name="T4">Pour tout réel </text:span><text:span text:style-name="T1">a</text:span><text:span text:style-name="T4">, </text:span><text:span text:style-name="T4"><draw:frame draw:style-name="fr3" draw:name="Objet16" text:anchor-type="as-char" svg:y="-0.49cm" svg:width="2.415cm" svg:height="0.584cm" draw:z-index="23"><draw:object xlink:href="./Object 26" xlink:type="simple" xlink:show="embed" xlink:actuate="onLoad"/><draw:image xlink:href="./ObjectReplacements/Object 26" xlink:type="simple" xlink:show="embed" xlink:actuate="onLoad"/><svg:desc>formule</svg:desc></draw:frame></text:span><text:span text:style-name="T4"> ;</text:span></text:p>
            </text:list-item>
            <text:list-item>
              <text:p text:style-name="P20"><text:span text:style-name="T4"><draw:frame draw:style-name="fr3" draw:name="Objet17" text:anchor-type="as-char" svg:y="-0.437cm" svg:width="1.334cm" svg:height="0.529cm" draw:z-index="24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4"> a pour image </text:span><text:span text:style-name="T4"><draw:frame draw:style-name="fr3" draw:name="Objet18" text:anchor-type="as-char" svg:y="-0.437cm" svg:width="1.432cm" svg:height="0.529cm" draw:z-index="25"><draw:object xlink:href="./Object 28" xlink:type="simple" xlink:show="embed" xlink:actuate="onLoad"/><draw:image xlink:href="./ObjectReplacements/Object 28" xlink:type="simple" xlink:show="embed" xlink:actuate="onLoad"/><svg:desc>formule</svg:desc></draw:frame></text:span><text:span text:style-name="T4"> par la fonction cube ;</text:span></text:p>
            </text:list-item>
            <text:list-item>
              <text:p text:style-name="P19">Multiplier par 1,7 revient à augmenter de 7% ; </text:p>
            </text:list-item>
            <text:list-item>
              <text:p text:style-name="P19">1,28 est le coefficient multiplicateur global associé à deux augmentations successives, l’une de 7%, l’autre de 4%.</text:p>
            </text:list-item>
          </text:list>
        </text:list-item>
      </text:list>
      <text:p text:style-name="P12"/>
      <text:p text:style-name="P12"/>
      <text:p text:style-name="P12"/>
      <text:list xml:id="list37608895" text:continue-list="list37628724" text:style-name="mesDS">
        <text:list-item>
          <text:p text:style-name="P15"><text:span text:style-name="points"><text:s/><text:tab/>1+2+1+1,5 = 5,5 points</text:span></text:p>
        </text:list-item>
      </text:list>
      <text:p text:style-name="base">Soit <text:span text:style-name="T1">h</text:span> la fonction dé­ﬁ­nie sur <text:span text:style-name="T2">R</text:span> par : <draw:frame draw:style-name="fr3" draw:name="Objet10" text:anchor-type="as-char" svg:y="-0.437cm" svg:width="2.947cm" svg:height="0.536cm" draw:z-index="16"><draw:object xlink:href="./Object 10" xlink:type="simple" xlink:show="embed" xlink:actuate="onLoad"/><draw:image xlink:href="./ObjectReplacements/Object 10" xlink:type="simple" xlink:show="embed" xlink:actuate="onLoad"/><svg:desc>formule</svg:desc></draw:frame>. </text:p>
      <text:list xml:id="list37623362" text:continue-list="list37616838" text:style-name="maNumérotation">
        <text:list-item>
          <text:list>
            <text:list-item text:start-value="1">
              <text:p text:style-name="P17">Calculer l’image de 1 par la fonction <text:span text:style-name="T1">h</text:span>. Montrer le détail du calcul. </text:p>
            </text:list-item>
            <text:list-item>
              <text:p text:style-name="P17">Compléter ici, sur l’énoncé, ce tableau de valeurs de la fonction <text:span text:style-name="T1">h</text:span><text:span text:style-name="T4">. Aucun détail n’est demandé. </text:span></text:p>
            </text:list-item>
            <text:list-item>
              <text:p text:style-name="P17"><draw:frame draw:style-name="fr6" draw:name="Objet11" text:anchor-type="paragraph" svg:width="14.66cm" svg:height="1.282cm" draw:z-index="9"><draw:object xlink:href="./Object 11" xlink:type="simple" xlink:show="embed" xlink:actuate="onLoad"/><draw:image xlink:href="./ObjectReplacements/Object 11" xlink:type="simple" xlink:show="embed" xlink:actuate="onLoad"/><svg:desc>Objet OLE</svg:desc></draw:frame>Montrer que 11 est un antécédent de 179 par la fonction <text:span text:style-name="T1">h</text:span><text:span text:style-name="T4">. </text:span></text:p>
            </text:list-item>
            <text:list-item>
              <text:p text:style-name="P17"><text:span text:style-name="T4">Déterminer par le calcul tous les antécédents de 179 par la fonction </text:span><text:span text:style-name="T1">h</text:span><text:span text:style-name="T4">. </text:span>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alibri" svg:font-family="Calibri"/>
    <style:font-face style:name="Gentium Book Basic" svg:font-family="'Gentium Book Basic'"/>
    <style:font-face style:name="OpenSymbol" svg:font-family="OpenSymbol"/>
    <style:font-face style:name="Courier New2" svg:font-family="'Courier New'" style:font-family-generic="modern"/>
    <style:font-face style:name="Arial1" svg:font-family="Arial" style:font-family-generic="swiss"/>
    <style:font-face style:name="Consolas" svg:font-family="Consolas" style:font-family-generic="modern" style:font-pitch="fixed"/>
    <style:font-face style:name="Consolas2" svg:font-family="Consolas" style:font-adornments="Gras" style:font-family-generic="modern" style:font-pitch="fixed"/>
    <style:font-face style:name="Consolas1" svg:font-family="Consolas" style:font-adornments="Normal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Gras" style:font-family-generic="modern" style:font-pitch="fixed"/>
    <style:font-face style:name="Gentium Book Basic1" svg:font-family="'Gentium Book Basic'" style:font-pitch="variable"/>
    <style:font-face style:name="Segoe Print" svg:font-family="'Segoe Print'" style:font-pitch="variable"/>
    <style:font-face style:name="Georgia" svg:font-family="Georgia" style:font-adornments="Gras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Gras" style:font-family-generic="swiss" style:font-pitch="variable"/>
    <style:font-face style:name="Bitstream Vera Sans2" svg:font-family="'Bitstream Vera Sans'" style:font-adornments="Roman" style:font-family-generic="swiss" style:font-pitch="variable"/>
    <style:font-face style:name="Calibri1" svg:font-family="Calibri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2pt" fo:language="fr" fo:country="FR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Gentium Book Basic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name="Gentium Book Basic" fo:font-size="12pt" style:font-name-complex="Ari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Gentium Book Basic"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entium Book Basic" fo:font-size="12pt" style:font-name-complex="Arial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hyphenation-ladder-count="no-limit" style:page-number="auto" text:number-lines="false" text:line-number="0"/>
      <style:text-properties fo:hyphenate="true" fo:hyphenation-remain-char-count="2" fo:hyphenation-push-char-count="2"/>
    </style:style>
    <style:style style:name="Frame_20_contents" style:display-name="Frame contents" style:family="paragraph" style:parent-style-name="Text_20_body" style:class="extra"/>
    <style:style style:name="date" style:family="paragraph" style:parent-style-name="Standard">
      <style:paragraph-properties fo:padding="0.074cm" fo:border-left="none" fo:border-right="none" fo:border-top="none" fo:border-bottom="0.002cm solid #000000" style:shadow="none" style:join-border="false">
        <style:tab-stops>
          <style:tab-stop style:position="8.999cm" style:type="center"/>
          <style:tab-stop style:position="18cm" style:type="right"/>
        </style:tab-stops>
      </style:paragraph-properties>
      <style:text-properties style:font-name="Times New Roman" fo:font-size="12pt" style:font-size-asian="13pt" style:font-size-complex="13pt"/>
    </style:style>
    <style:style style:name="petita" style:family="paragraph" style:parent-style-name="Standard">
      <style:paragraph-properties fo:margin-left="1.499cm" fo:margin-right="0cm" fo:text-align="justify" style:justify-single-word="false" fo:hyphenation-ladder-count="no-limit" fo:text-indent="-1.499cm" style:auto-text-indent="false">
        <style:tab-stops>
          <style:tab-stop style:position="-0.75cm"/>
        </style:tab-stops>
      </style:paragraph-properties>
      <style:text-properties style:text-position="0% 100%" style:font-name="Times New Roman" fo:font-size="12pt" fo:font-weight="normal" style:font-size-asian="13pt" style:font-weight-asian="normal" style:font-name-complex="Calibri1" style:font-size-complex="13pt" style:font-weight-complex="normal" fo:hyphenate="true" fo:hyphenation-remain-char-count="2" fo:hyphenation-push-char-count="2"/>
    </style:style>
    <style:style style:name="petit1" style:family="paragraph" style:parent-style-name="petita" style:auto-update="true" style:master-page-name="">
      <style:paragraph-properties fo:margin-left="0.75cm" fo:margin-right="0cm" fo:text-indent="-0.75cm" style:auto-text-indent="false" style:page-number="auto">
        <style:tab-stops>
          <style:tab-stop style:position="0.75cm"/>
        </style:tab-stops>
      </style:paragraph-properties>
      <style:text-properties style:font-name="Times New Roman" fo:font-size="12pt"/>
    </style:style>
    <style:style style:name="base" style:family="paragraph" style:parent-style-name="Standard">
      <style:paragraph-properties fo:text-align="justify" style:justify-single-word="false" fo:hyphenation-ladder-count="no-limit" style:shadow="none">
        <style:tab-stops>
          <style:tab-stop style:position="0.746cm"/>
          <style:tab-stop style:position="1.499cm"/>
        </style:tab-stops>
      </style:paragraph-properties>
      <style:text-properties style:font-name="Times New Roman" fo:font-size="12pt" style:text-underline-style="none" fo:font-weight="normal" style:font-size-asian="13pt" style:font-weight-asian="normal" style:font-size-complex="13pt" style:font-weight-complex="normal" fo:hyphenate="true" fo:hyphenation-remain-char-count="2" fo:hyphenation-push-char-count="2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hapitre" style:family="paragraph" style:parent-style-name="base">
      <style:paragraph-properties fo:text-align="center" style:justify-single-word="false" style:shadow="none"/>
      <style:text-properties fo:color="#990066" fo:font-size="18pt" style:text-underline-style="solid" style:text-underline-width="bold" style:text-underline-color="#006699" fo:font-weight="bold" style:font-size-asian="18pt" style:font-weight-asian="bold" style:font-size-complex="18pt" style:font-weight-complex="bold"/>
    </style:style>
    <style:style style:name="grandI" style:family="paragraph" style:parent-style-name="base">
      <style:paragraph-properties style:shadow="none"/>
      <style:text-properties fo:color="#7e0021" style:text-underline-style="solid" style:text-underline-width="auto" style:text-underline-color="font-color" fo:font-weight="bold" style:font-weight-asian="bold" style:font-weight-complex="bold"/>
    </style:style>
    <style:style style:name="grandPetit1" style:family="paragraph" style:parent-style-name="base">
      <style:paragraph-properties fo:margin-left="0.75cm" fo:margin-right="0cm" fo:text-align="justify" style:justify-single-word="false" fo:hyphenation-ladder-count="no-limit" fo:text-indent="0cm" style:auto-text-indent="false">
        <style:tab-stops>
          <style:tab-stop style:position="0.75cm"/>
          <style:tab-stop style:position="1.499cm"/>
        </style:tab-stops>
      </style:paragraph-properties>
      <style:text-properties fo:color="#000080" style:text-underline-style="none" fo:font-weight="bold" style:font-weight-asian="normal" style:font-weight-complex="normal" fo:hyphenate="true" fo:hyphenation-remain-char-count="2" fo:hyphenation-push-char-count="2"/>
    </style:style>
    <style:style style:name="théorème_28_titre_29_" style:display-name="théorème(titre)" style:family="paragraph" style:parent-style-name="base">
      <style:text-properties style:text-underline-style="solid" style:text-underline-width="auto" style:text-underline-color="font-color"/>
    </style:style>
    <style:style style:name="ÉnoncéThéorème" style:family="paragraph" style:parent-style-name="base">
      <style:paragraph-properties fo:margin-left="0.499cm" fo:margin-right="0cm" fo:text-indent="0cm" style:auto-text-indent="false" fo:background-color="transparent" fo:padding="0.25cm" fo:border-left="0.088cm solid #999999" fo:border-right="none" fo:border-top="none" fo:border-bottom="none" style:shadow="none">
        <style:tab-stops>
          <style:tab-stop style:position="0.75cm"/>
          <style:tab-stop style:position="1.499cm"/>
        </style:tab-stops>
        <style:background-image/>
      </style:paragraph-properties>
      <style:text-properties style:text-underline-style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6cm" fo:margin-bottom="0cm">
        <style:tab-stops>
          <style:tab-stop style:position="0.75cm"/>
        </style:tab-stops>
      </style:paragraph-properties>
      <style:text-properties fo:color="#993366" style:font-name="Times New Roman1" fo:font-size="14pt" style:text-underline-style="solid" style:text-underline-width="bold" style:text-underline-color="#336699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lgo" style:family="paragraph" style:parent-style-name="base">
      <style:text-properties style:font-name="Consolas" fo:font-size="11pt" style:font-size-asian="11pt" style:font-size-complex="11pt"/>
    </style:style>
    <style:style style:name="résolution" style:family="paragraph" style:parent-style-name="base">
      <style:paragraph-properties fo:margin-left="0.011cm" fo:margin-right="0cm" fo:text-indent="0cm" style:auto-text-indent="false" fo:padding="0.049cm" fo:border-left="0.018cm solid #000000" fo:border-right="none" fo:border-top="none" fo:border-bottom="none" style:shadow="none"/>
    </style:style>
    <style:style style:name="numéro_20_d_2019_exo" style:display-name="numéro d’exo" style:family="paragraph" style:parent-style-name="base">
      <style:paragraph-properties fo:margin-left="0cm" fo:margin-right="15.499cm" fo:text-align="start" style:justify-single-word="false" fo:orphans="0" fo:widows="0" fo:hyphenation-ladder-count="no-limit" fo:text-indent="0cm" style:auto-text-indent="false" fo:padding="0.049cm" fo:border="0.035cm solid #000000" style:shadow="#999999 0.199cm 0.199cm" style:writing-mode="lr-tb">
        <style:tab-stops>
          <style:tab-stop style:position="0.758cm"/>
          <style:tab-stop style:position="1.499cm"/>
        </style:tab-stops>
      </style:paragraph-properties>
      <style:text-properties fo:font-weight="bold" style:font-weight-asian="bold" style:font-weight-complex="bold" fo:hyphenate="true" fo:hyphenation-remain-char-count="2" fo:hyphenation-push-char-count="2"/>
    </style:style>
    <style:style style:name="date2" style:family="paragraph" style:parent-style-name="date">
      <style:paragraph-properties fo:margin-left="8.999cm" fo:margin-right="0cm" fo:text-indent="0cm" style:auto-text-indent="false" fo:padding="0.049cm" fo:border="0.018cm solid #006699" style:shadow="#999999 0.049cm 0.049cm">
        <style:tab-stops>
          <style:tab-stop style:position="17.701cm" style:type="right"/>
        </style:tab-stops>
      </style:paragraph-properties>
      <style:text-properties style:font-name="Times New Roman" fo:font-size="12pt"/>
    </style:style>
    <style:style style:name="Exo_28_barêmé_29_" style:display-name="Exo(barêmé)" style:family="paragraph" style:parent-style-name="base">
      <style:paragraph-properties loext:contextual-spacing="false" fo:margin-left="0cm" fo:margin-right="6.001cm" fo:margin-top="1.101cm" fo:margin-bottom="0cm" fo:text-align="justify" style:justify-single-word="false" fo:hyphenation-ladder-count="no-limit" fo:text-indent="0cm" style:auto-text-indent="false" fo:padding="0cm" fo:border="none" style:shadow="#999999 -0.049cm 0.049cm" style:join-border="true">
        <style:tab-stops>
          <style:tab-stop style:position="12cm" style:type="right"/>
        </style:tab-stops>
      </style:paragraph-properties>
      <style:text-properties style:font-name="Courier New" fo:font-weight="bold" style:font-weight-asian="bold" style:font-weight-complex="bold" fo:hyphenate="tru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dqs" style:family="paragraph" style:parent-style-name="Caption"/>
    <style:style style:name="numéro_20_d_2019_exo_20_long" style:display-name="numéro d’exo long" style:family="paragraph" style:parent-style-name="numéro_20_d_2019_exo">
      <style:paragraph-properties fo:margin-left="0cm" fo:margin-right="11cm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1900" style:font-name="Times New Roman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75cm" fo:margin-right="0cm" fo:text-indent="0cm" style:auto-text-indent="false" style:page-number="auto">
        <style:tab-stops>
          <style:tab-stop style:position="0.75cm"/>
          <style:tab-stop style:position="1.499cm"/>
        </style:tab-stops>
      </style:paragraph-properties>
      <style:text-properties fo:color="#336699" style:font-name="Times New Roman1" fo:font-size="13pt" fo:font-style="normal" style:text-underline-style="solid" style:text-underline-width="auto" style:text-underline-color="#993366" fo:font-weight="bold" style:font-size-asian="14pt" style:font-style-asian="italic" style:font-weight-asian="bold" style:font-size-complex="14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algoLangageNaturel" style:family="paragraph" style:parent-style-name="algo">
      <style:paragraph-properties fo:line-height="0.45cm" style:shadow="none"/>
      <style:text-properties style:font-name="Segoe Print" fo:font-size="10pt" style:font-size-asian="10pt" style:font-size-complex="10pt"/>
    </style:style>
    <style:style style:name="Titre2" style:family="paragraph" style:parent-style-name="Standard">
      <style:paragraph-properties fo:padding="0cm" fo:border="none" style:shadow="none"/>
      <style:text-properties style:font-name="Georgia" fo:font-size="13pt" fo:font-weight="bold" style:font-size-asian="13pt" style:font-weight-asian="bold" style:font-size-complex="13pt" style:font-weight-complex="bold"/>
    </style:style>
    <style:style style:name="k-titreA" style:family="paragraph" style:parent-style-name="Standard" style:class="text">
      <style:paragraph-properties loext:contextual-spacing="false" fo:margin-left="0cm" fo:margin-right="0cm" fo:margin-top="0.4cm" fo:margin-bottom="0.4cm" fo:text-indent="0cm" style:auto-text-indent="false"/>
      <style:text-properties fo:font-size="14pt" style:text-underline-style="solid" style:text-underline-width="auto" style:text-underline-color="font-color" style:font-size-asian="12pt" style:font-size-complex="12pt"/>
    </style:style>
    <style:style style:name="k-puce" style:family="paragraph" style:parent-style-name="Standard" style:class="text">
      <style:paragraph-properties fo:text-align="justify" style:justify-single-word="false"/>
      <style:text-properties style:font-name="Bitstream Vera Sans" fo:font-size="9pt" style:font-size-asian="9pt" style:font-size-complex="9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script" style:family="paragraph" style:parent-style-name="base">
      <style:paragraph-properties fo:margin-left="1.499cm" fo:margin-right="0cm" fo:text-align="justify" style:justify-single-word="false" fo:hyphenation-ladder-count="no-limit" fo:text-indent="0cm" style:auto-text-indent="false" fo:background-color="#eeeeee" style:border-line-width="0.002cm 0.035cm 0.002cm" fo:padding="0.15cm" fo:border="0.039cm double #cc9966" style:shadow="none">
        <style:tab-stops>
          <style:tab-stop style:position="0.746cm"/>
          <style:tab-stop style:position="1.499cm"/>
        </style:tab-stops>
        <style:background-image/>
      </style:paragraph-properties>
      <style:text-properties fo:color="#1c1c1c" style:font-name="Consolas1" fo:font-size="11pt" fo:font-weight="bold" fo:background-color="transparent" fo:hyphenate="true" fo:hyphenation-remain-char-count="2" fo:hyphenation-push-char-count="2"/>
    </style:style>
    <style:style style:name="python" style:family="paragraph" style:parent-style-name="base">
      <style:paragraph-properties fo:padding="0cm" fo:border="none" style:shadow="none"/>
      <style:text-properties style:text-position="0% 100%" style:font-name="Consolas" fo:font-size="10.5pt" fo:font-style="normal" style:font-size-asian="10.5pt" style:font-style-asian="normal" style:font-size-complex="10.5pt" style:font-style-complex="normal"/>
    </style:style>
    <style:style style:name="grandI_20_déjà_20_fait" style:display-name="grandI déjà fait" style:family="paragraph" style:parent-style-name="grandI">
      <style:text-properties fo:color="#999999"/>
    </style:style>
    <style:style style:name="grandPetit1_20_déjê_20_fait" style:display-name="grandPetit1 déjê fait" style:family="paragraph" style:parent-style-name="grandPetit1">
      <style:paragraph-properties fo:background-color="transparent">
        <style:tab-stops>
          <style:tab-stop style:position="0.75cm"/>
          <style:tab-stop style:position="1.499cm"/>
        </style:tab-stops>
        <style:background-image/>
      </style:paragraph-properties>
      <style:text-properties fo:color="#999999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Numbering_20_Symbols" style:display-name="Numbering Symbols" style:family="text">
      <style:text-properties fo:color="#336699" style:font-name="Consolas2" fo:font-size="12pt" fo:font-weight="bold" fo:background-color="transparent"/>
    </style:style>
    <style:style style:name="Bullet_20_Symbols" style:display-name="Bullet Symbols" style:family="text">
      <style:text-properties style:use-window-font-color="true" style:font-name="OpenSymbol" style:font-name-asian="OpenSymbol" style:font-name-complex="OpenSymbol"/>
    </style:style>
    <style:style style:name="Internet_20_link" style:display-name="Internet link" style:family="text">
      <style:text-properties fo:color="#000000" style:font-name="Consolas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ints" style:family="text" style:parent-style-name="console">
      <style:text-properties fo:color="#006699" style:text-position="0% 100%" style:font-name="Courier New1" fo:font-size="9pt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référenceExercice" style:family="text">
      <style:text-properties style:font-name="Gentium Book Basic1" fo:font-size="11pt" style:text-underline-style="none" fo:font-weight="bold" style:font-size-asian="11pt" style:font-weight-asian="bold" style:font-size-complex="11pt" style:font-weight-complex="bold"/>
    </style:style>
    <style:style style:name="numExo_5f_v2" style:display-name="numExo_v2" style:family="text">
      <style:text-properties fo:font-variant="small-caps" style:use-window-font-color="true" style:text-outline="false" style:font-name="Times New Roman" fo:font-size="12pt" fo:font-style="normal" fo:text-shadow="1pt 1pt" style:text-underline-style="none" fo:font-weight="bold" style:letter-kerning="true" fo:background-color="#801900" style:font-size-asian="13pt" style:font-style-asian="normal" style:font-weight-asian="normal" style:font-size-complex="13pt" style:font-style-complex="normal" style:font-weight-complex="normal" style:font-relief="none" style:text-overline-style="none" style:text-overline-color="#000000"/>
    </style:style>
    <style:style style:name="numExo_5f_v3" style:display-name="numExo_v3" style:family="text" style:parent-style-name="numExo_5f_v2">
      <style:text-properties fo:font-variant="normal" fo:text-transform="none" fo:color="#006699" style:text-outline="false" style:font-name="Consolas2" fo:font-size="12pt" fo:font-style="normal" fo:text-shadow="none" style:text-underline-style="solid" style:text-underline-width="bold" style:text-underline-color="#990066" fo:font-weight="bold" style:letter-kerning="true" fo:background-color="transparent" style:font-size-asian="13pt" style:font-style-asian="normal" style:font-weight-asian="bold" style:font-size-complex="13pt" style:font-style-complex="normal" style:font-weight-complex="bold" style:font-relief="none" text:display="true" style:text-overline-style="none" style:text-overline-color="#000000"/>
    </style:style>
    <style:style style:name="console" style:family="text">
      <style:text-properties style:font-name="Consola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onsoleTouche" style:family="text" style:parent-style-name="console">
      <style:text-properties style:font-name="Consolas" fo:font-size="11pt" fo:font-style="normal" style:text-underline-style="none" fo:font-weight="normal" fo:background-color="#999999" style:font-size-asian="11pt" style:font-style-asian="normal" style:font-weight-asian="normal" style:font-size-complex="11pt" style:font-style-complex="normal" style:font-weight-complex="normal"/>
    </style:style>
    <style:style style:name="WW8Num13z1" style:family="text">
      <style:text-properties style:font-name="Symbol"/>
    </style:style>
    <style:style style:name="WW8Num12z0" style:family="text">
      <style:text-properties style:font-name="Symbol"/>
    </style:style>
    <style:style style:name="WW8Num12z1" style:family="text">
      <style:text-properties style:font-name="Courier New2" style:font-name-complex="Courier New2"/>
    </style:style>
    <style:style style:name="WW8Num12z2" style:family="text">
      <style:text-properties style:font-name="Wingdings"/>
    </style:style>
    <style:style style:name="WW8Num9z0" style:family="text">
      <style:text-properties style:font-name="Symbol"/>
    </style:style>
    <style:style style:name="WW8Num9z2" style:family="text">
      <style:text-properties style:font-name="Wingdings"/>
    </style:style>
    <style:style style:name="WW8Num14z0" style:family="text">
      <style:text-properties style:font-name="Symbol"/>
    </style:style>
    <style:style style:name="WW8Num5z0" style:family="text">
      <style:text-properties style:font-name="Symbol"/>
    </style:style>
    <style:style style:name="WW8Num5z1" style:family="text">
      <style:text-properties style:font-name="Courier New2" style:font-name-complex="Courier New2"/>
    </style:style>
    <style:style style:name="WW8Num5z2" style:family="text">
      <style:text-properties style:font-name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2" style:font-name-complex="Courier New2"/>
    </style:style>
    <style:style style:name="WW8Num7z2" style:family="text">
      <style:text-properties style:font-name="Wingdings"/>
    </style:style>
    <style:style style:name="WW8Num10z0" style:family="text">
      <style:text-properties style:font-name="Symbol" style:font-name-complex="Symbol"/>
    </style:style>
    <style:style style:name="WW8Num10z2" style:family="text">
      <style:text-properties style:font-name="Wingdings" style:font-name-complex="Wingdings"/>
    </style:style>
    <style:style style:name="WW8Num9z1" style:family="text">
      <style:text-properties style:font-name="Courier New2" style:font-name-complex="Courier New2"/>
    </style:style>
    <style:style style:name="WW8Num14z1" style:family="text">
      <style:text-properties style:font-name="Courier New2" style:font-name-complex="Courier New2"/>
    </style:style>
    <style:style style:name="WW8Num14z2" style:family="text">
      <style:text-properties style:font-name="Wingdings"/>
    </style:style>
    <style:style style:name="WW8Num10z1" style:family="text">
      <style:text-properties style:font-name="Courier New2" style:font-name-complex="Courier New2"/>
    </style:style>
    <style:style style:name="knumerotitreA" style:family="text">
      <style:text-properties style:use-window-font-color="true" style:font-name="Bitstream Vera Sans1" fo:font-size="14pt" style:text-underline-style="solid" style:text-underline-width="auto" style:text-underline-color="font-color" fo:font-weight="bold" style:font-size-asian="12pt" style:font-size-complex="12pt"/>
    </style:style>
    <style:style style:name="num_20_Correc" style:display-name="num Correc" style:family="text" style:parent-style-name="numExo_5f_v3">
      <style:text-properties fo:color="#990066" style:text-underline-style="solid" style:text-underline-width="bold" style:text-underline-color="#6699cc"/>
    </style:style>
    <style:style style:name="Correction" style:family="text" style:parent-style-name="numExo_5f_v3">
      <style:text-properties fo:color="#990066" style:text-underline-style="solid" style:text-underline-width="bold" style:text-underline-color="#6699cc" fo:background-color="transparent"/>
    </style:style>
    <style:style style:name="CaractèresCORRECTION" style:family="text" style:parent-style-name="Numbering_20_Symbols">
      <style:text-properties fo:color="#990066"/>
    </style:style>
    <style:style style:name="réponseCorrigé" style:family="text">
      <style:text-properties fo:color="#990066" style:font-name="Times New Roman" fo:font-size="12pt" style:text-underline-style="none" fo:font-weight="bold" style:font-size-asian="13pt" style:font-weight-asian="normal" style:font-size-complex="13pt" style:font-weight-complex="normal"/>
    </style:style>
    <style:style style:name="Visited_20_Internet_20_Link" style:display-name="Visited Internet Link" style:family="text">
      <style:text-properties style:use-window-font-color="true" style:font-name="Consolas1" fo:font-size="10pt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NumCorrection" style:family="text" style:parent-style-name="Numbering_20_Symbols">
      <style:text-properties fo:color="#990066"/>
    </style:style>
    <style:style style:name="réponseCorrigéBleue" style:family="text">
      <style:text-properties fo:color="#000080" style:text-position="0% 100%" style:font-name="Times New Roman2" fo:font-size="12pt" style:text-underline-style="none" fo:font-weight="bold" style:font-size-asian="12pt" style:font-weight-asian="bold" style:font-size-complex="12pt" style:font-weight-complex="bold"/>
    </style:style>
    <style:style style:name="chevronWeb" style:family="text">
      <style:text-properties fo:color="#990066" style:font-name="Consolas" fo:font-size="11pt" style:text-underline-style="none" fo:font-weight="bold" style:font-size-asian="11pt" style:font-weight-asian="bold" style:font-size-complex="11pt" style:font-weight-complex="bold"/>
    </style:style>
    <style:style style:name="py" style:family="text">
      <style:text-properties fo:color="#669999" style:font-name="Consolas1" fo:font-size="11pt" style:text-underline-style="none" fo:font-weight="bold" style:font-size-asian="13pt" style:font-weight-asian="normal" style:font-size-complex="13pt" style:font-weight-complex="normal"/>
    </style:style>
    <style:style style:name="_2d_Numéros_20_de_20_s_27_entraîner" style:display-name="-Numéros de s'entraîner" style:family="text">
      <style:text-properties fo:color="#ffffff" style:font-name="Bitstream Vera Sans2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_5f_variables" style:display-name="_variables" style:family="text">
      <style:text-properties fo:color="#000000" style:font-name="Times New Roman2" fo:font-size="11pt" fo:font-style="italic" fo:font-weight="normal" style:font-size-asian="11pt" style:font-style-asian="italic" style:font-size-complex="11pt" style:font-style-complex="italic"/>
    </style:style>
    <style:style style:name="_5f_Règle" style:display-name="_Règle" style:family="text" style:parent-style-name="knumerotitreA">
      <style:text-properties fo:color="#ffffff" style:font-name="Bitstream Vera Sans1" fo:font-size="10pt" style:text-underline-style="none" fo:font-weight="bold" fo:background-color="#da4b8b" style:font-size-asian="10pt" style:font-weight-asian="bold" style:font-size-complex="10pt" style:font-weight-complex="bold" style:font-relief="none"/>
    </style:style>
    <style:style style:name="_5f_Définiton" style:display-name="_Définiton" style:family="text" style:parent-style-name="_5f_Règle">
      <style:text-properties fo:background-color="#75ab24"/>
    </style:style>
    <style:style style:name="_5f_troisième_20_niveau_20_de_20_numérotation" style:display-name="_troisième niveau de numérotation" style:family="text">
      <style:text-properties fo:color="#000000" style:font-name="Bitstream Vera Sans1" fo:font-size="9pt" fo:font-weight="bold" fo:background-color="transparent" style:font-weight-asian="bold" style:font-weight-complex="bold"/>
    </style:style>
    <style:style style:name="_2d_Numéros_20_de_20_méthodes" style:display-name="-Numéros de méthodes" style:family="text">
      <style:text-properties fo:color="#ffffff" style:font-name="Bitstream Vera Sans2" fo:font-size="13pt" fo:text-shadow="none" fo:font-weight="bold" fo:background-color="#c0598e"/>
    </style:style>
    <style:style style:name="_5f_Numéros_20_second_20_de_20_méthode" style:display-name="_Numéros second de méthode" style:family="text" style:parent-style-name="_2d_Numéros_20_de_20_méthodes">
      <style:text-properties fo:font-size="9pt" fo:text-shadow="none" fo:background-color="#da4b8b"/>
    </style:style>
    <style:style style:name="_5f_Numéros_20_trois_20_de_20_méthode" style:display-name="_Numéros trois de méthode" style:family="text" style:parent-style-name="_5f_Numéros_20_second_20_de_20_méthode">
      <style:text-properties fo:color="#000000" fo:background-color="transparent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aption_20_characters" style:display-name="Caption characters" style:family="text"/>
    <style:style style:name="Footnote_20_Symbol" style:display-name="Footnote Symbol" style:family="text"/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Definition" style:family="text"/>
    <style:style style:name="WW-Absatz-Standardschriftart1111" style:family="text"/>
    <style:style style:name="titre_5f_d_5f_Exercice" style:display-name="titre_d_Exercice" style:family="text">
      <style:text-properties fo:color="#990066" style:font-name="Consolas" fo:font-size="11pt" style:text-underline-style="none" fo:font-weight="bold" style:font-size-asian="11pt" style:font-weight-asian="bold" style:font-size-complex="11pt" style:font-weight-complex="bold"/>
    </style:style>
    <style:style style:name="Drop_20_Caps" style:display-name="Drop Cap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aNumérotation">
      <text:list-level-style-number text:level="1" text:style-name="numExo_5f_v3" style:num-prefix="[chap.3] Ex. n°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esDS">
      <text:list-level-style-number text:level="1" text:style-name="numExo_5f_v3" style:num-prefix="Exercice " style:num-suffix=" 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cm" fo:text-indent="-0.75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esParties">
      <text:list-level-style-number text:level="1" text:style-name="numExo_5f_v3" style:num-prefix="Partie " style:num-format="A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AutreNumérotation1">
      <text:list-level-style-number text:level="1" text:style-name="numExo_5f_v3" style:num-prefix="[chap. 1] Ex. n°" style:num-format="1" text:start-value="2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ans_20_nom1" style:display-name="Sans no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3z1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9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9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9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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Wingdings"/>
      </text:list-level-style-bullet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5.673cm" fo:text-indent="-0.318cm" fo:margin-left="5.673cm"/>
        </style:list-level-properties>
      </text:list-level-style-number>
      <text:list-level-style-number text:level="4" text:style-name="WW8Num7z0" style:num-suffix="." style:num-format="1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</text:list-level-style-number>
      <text:list-level-style-number text:level="5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</text:list-level-style-number>
      <text:list-level-style-number text:level="6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9.483cm" fo:text-indent="-0.318cm" fo:margin-left="9.483cm"/>
        </style:list-level-properties>
      </text:list-level-style-number>
      <text:list-level-style-number text:level="7" text:style-name="WW8Num7z0" style:num-suffix="." style:num-format="1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</text:list-level-style-number>
      <text:list-level-style-number text:level="8" text:style-name="WW8Num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</text:list-level-style-number>
      <text:list-level-style-number text:level="9" text:style-name="WW8Num7z2" style:num-suffix="." style:num-format="i">
        <style:list-level-properties text:list-level-position-and-space-mode="label-alignment" fo:text-align="end">
          <style:list-level-label-alignment text:label-followed-by="listtab" text:list-tab-stop-position="13.293cm" fo:text-indent="-0.318cm" fo:margin-left="13.2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1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1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1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onAutreNumérotation1">
      <text:list-level-style-number text:level="1" text:style-name="numExo_5f_v3" style:num-prefix="[chap. 1] Ex. n°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99cm" fo:text-indent="-0.75cm" fo:margin-left="1.49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mesCorrections_5f_Numér" style:display-name="mesCorrections_Numér">
      <text:list-level-style-number text:level="1" text:style-name="carNumCorrection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carNumCorrection" style:num-suffix="." style:num-format="a">
        <style:list-level-properties text:list-level-position-and-space-mode="label-alignment">
          <style:list-level-label-alignment text:label-followed-by="listtab" text:list-tab-stop-position="1.499cm" fo:text-indent="-1.155cm" fo:margin-left="1.905cm"/>
        </style:list-level-properties>
      </text:list-level-style-number>
      <text:list-level-style-number text:level="3" text:style-name="carNumCorrection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arNumCorrection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arNumCorrection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arNumCorrection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arNumCorrection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arNumCorrection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arNumCorrection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arNumCorrection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énoncéPuc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336699"/>
    </style:style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2cm" fo:page-height="30cm" style:num-format="1" style:print-orientation="portrait" fo:margin-top="0cm" fo:margin-bottom="0cm" fo:margin-left="0cm" fo:margin-right="0cm" fo:background-color="#e6e6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57cm" fo:margin-bottom="1.175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tab/>page <text:page-number text:select-page="current">4</text:page-number>/<text:page-count>4</text:page-count></text:p>
      </style:footer>
    </style:master-page>
    <style:master-page style:name="BasePage" style:page-layout-name="Mpm2"/>
    <style:master-page style:name="HTML" style:page-layout-name="Mpm3"/>
    <style:master-page style:name="BasePage_20_élèves" style:display-name="BasePage élèves" style:page-layout-name="Mpm4"/>
    <style:master-page style:name="First_20_Page" style:display-name="First Page" style:page-layout-name="M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18T11:06:04.46</meta:creation-date>
    <dc:date>2022-04-01T17:38:33.54</dc:date>
    <meta:editing-duration>PT4H7M31S</meta:editing-duration>
    <meta:editing-cycles>42</meta:editing-cycles>
    <meta:generator>OpenOffice/4.1.11$Win32 OpenOffice.org_project/4111m1$Build-9808</meta:generator>
    <meta:document-statistic meta:table-count="0" meta:image-count="2" meta:object-count="24" meta:page-count="4" meta:paragraph-count="79" meta:word-count="782" meta:character-count="4425"/>
  </office:meta>
</office:document-meta>
</file>

<file path=Object 1/content.xml><?xml version="1.0" encoding="utf-8"?>
<math xmlns="http://www.w3.org/1998/Math/MathML" display="block">
  <semantics>
    <mrow>
      <mtext>AB</mtext>
      <mo stretchy="false">=</mo>
      <msqrt>
        <mn>125</mn>
      </msqrt>
    </mrow>
    <annotation encoding="StarMath 5.0">{"AB"}={ sqrt{125}}%%&lt;cmathArbre&gt;«=­varMaj AB­«sqrt­125»»&lt;/cmathArbre&gt;&lt;cmathFormule&gt;AB=√125&lt;/cmathFormule&gt;</annotation>
  </semantics>
</math>
</file>

<file path=Object 10/content.xml><?xml version="1.0" encoding="utf-8"?>
<math xmlns="http://www.w3.org/1998/Math/MathML">
  <semantics>
    <mrow>
      <mrow>
        <mrow>
          <mi>h</mi>
          <mrow>
            <mo stretchy="false">(</mo>
            <mrow>
              <mi>x</mi>
            </mrow>
            <mo stretchy="false">)</mo>
          </mrow>
        </mrow>
        <mo stretchy="false">=</mo>
        <mrow>
          <mrow>
            <mrow>
              <msup>
                <mrow>
                  <mrow>
                    <mo stretchy="false">(</mo>
                    <mrow>
                      <mrow>
                        <mrow>
                          <mi>x</mi>
                        </mrow>
                        <mo stretchy="false">+</mo>
                        <mrow>
                          <mn>2</mn>
                        </mrow>
                      </mrow>
                    </mrow>
                    <mo stretchy="false">)</mo>
                  </mrow>
                </mrow>
                <mrow>
                  <mn>2</mn>
                </mrow>
              </msup>
            </mrow>
            <mo stretchy="false">+</mo>
            <mrow>
              <mn>10</mn>
            </mrow>
          </mrow>
        </mrow>
      </mrow>
    </mrow>
    <annotation encoding="StarMath 5.0">{h (x)}={{{({x}+{2})}^{2}}+{10}}%%&lt;cmathArbre&gt;«=­«h­«()­x»»­«+­«^­«()­«+­x­2»»­2»­10»»&lt;/cmathArbre&gt;&lt;cmathFormule&gt;h(x)=(x+2)^2+10&lt;/cmathFormule&gt;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1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7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8cm solid #336699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 fo:border="0.018cm solid #336699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0.018cm solid #336699" style:vertical-align="middle"/>
      <style:paragraph-properties fo:text-align="center" fo:margin-left="0cm"/>
      <style:text-properties fo:color="#ffffff" style:font-name="Times New Roman" fo:font-size="12pt" style:font-size-asian="12pt" style:font-size-complex="12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number-columns-repeated="6" table:default-cell-style-name="ce2"/>
        <table:table-row table:style-name="ro1">
          <table:table-cell office:value-type="string">
            <text:p>x</text:p>
          </table:table-cell>
          <table:table-cell office:value-type="string">
            <text:p>– 2</text:p>
          </table:table-cell>
          <table:table-cell office:value-type="string">
            <text:p>– 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2">
          <table:table-cell office:value-type="string">
            <text:p>h<text:span text:style-name="T1"> (</text:span><text:span text:style-name="T2">x</text:span><text:span text:style-name="T1">)</text:span>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3" office:value-type="float" office:value="14">
            <text:p>14</text:p>
          </table:table-cell>
          <table:table-cell table:style-name="ce3" office:value-type="float" office:value="19">
            <text:p>19</text:p>
          </table:table-cell>
          <table:table-cell table:style-name="ce3" office:value-type="float" office:value="26">
            <text:p>26</text:p>
          </table:table-cell>
          <table:table-cell table:style-name="ce3" office:value-type="float" office:value="35">
            <text:p>35</text:p>
          </table:table-cell>
        </table:table-row>
      </table:table>
    </office:spreadshee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1/04/2022</text:date>, <text:time>16:4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18cm solid #336699" style:vertical-align="middle"/>
      <style:paragraph-properties fo:text-align="center" fo:margin-left="0cm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ce2" style:family="table-cell" style:parent-style-name="Default">
      <style:table-cell-properties style:text-align-source="fix" style:repeat-content="false" fo:border="0.018cm solid #336699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table table:name="Feuille1" table:style-name="ta1" table:print="false">
        <table:table-column table:style-name="co1" table:number-columns-repeated="8" table:default-cell-style-name="Default"/>
        <table:table-column table:style-name="co2" table:number-columns-repeated="16" table:default-cell-style-name="Default"/>
        <table:table-row table:style-name="ro1" table:number-rows-repeated="6">
          <table:table-cell table:number-columns-repeated="24"/>
        </table:table-row>
        <table:table-row table:style-name="ro2">
          <table:table-cell table:number-columns-repeated="8"/>
          <table:table-cell table:style-name="ce1" office:value-type="string">
            <text:p>x</text:p>
          </table:table-cell>
          <table:table-cell table:style-name="ce2" office:value-type="float" office:value="-4">
            <text:p>-4</text:p>
          </table:table-cell>
          <table:table-cell table:style-name="ce2" office:value-type="float" office:value="-3">
            <text:p>-3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</table:table-row>
        <table:table-row table:style-name="ro2">
          <table:table-cell table:number-columns-repeated="8"/>
          <table:table-cell table:style-name="ce1" office:value-type="string">
            <text:p><text:span text:style-name="T1">g</text:span><text:span text:style-name="T2"> (</text:span><text:span text:style-name="T1">x</text:span><text:span text:style-name="T2">)</text:span></text:p>
          </table:table-cell>
          <table:table-cell table:style-name="ce2" office:value-type="float" office:value="-2">
            <text:p>-2</text:p>
          </table:table-cell>
          <table:table-cell table:style-name="ce2" office:value-type="float" office:value="-0.5">
            <text:p>-0,5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1.2">
            <text:p>1,2</text:p>
          </table:table-cell>
          <table:table-cell table:style-name="ce2" office:value-type="float" office:value="0.2">
            <text:p>0,2</text:p>
          </table:table-cell>
          <table:table-cell table:style-name="ce2" office:value-type="float" office:value="0.5">
            <text:p>0,5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-0.5">
            <text:p>-0,5</text:p>
          </table:table-cell>
          <table:table-cell table:style-name="ce2" office:value-type="float" office:value="-1.5">
            <text:p>-1,5</text:p>
          </table:table-cell>
          <table:table-cell table:style-name="ce2" office:value-type="float" office:value="-1">
            <text:p>-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0.8">
            <text:p>0,8</text:p>
          </table:table-cell>
          <table:table-cell table:style-name="ce2" office:value-type="float" office:value="1.5">
            <text:p>1,5</text:p>
          </table:table-cell>
          <table:table-cell table:style-name="ce2" office:value-type="float" office:value="2">
            <text:p>2</text:p>
          </table:table-cell>
        </table:table-row>
      </table:table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2">02/01/2022</text:date>, <text:time>18:4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math xmlns="http://www.w3.org/1998/Math/MathML" display="block">
  <semantics>
    <mrow>
      <mrow>
        <mi>f</mi>
        <mrow>
          <mo fence="true" form="prefix" stretchy="false">(</mo>
          <mrow>
            <mi>x</mi>
          </mrow>
          <mo fence="true" form="postfix" stretchy="false">)</mo>
        </mrow>
      </mrow>
      <mo stretchy="false">⩽</mo>
      <mrow>
        <mi>g</mi>
        <mrow>
          <mo fence="true" form="prefix" stretchy="false">(</mo>
          <mrow>
            <mi>x</mi>
          </mrow>
          <mo fence="true" form="postfix" stretchy="false">)</mo>
        </mrow>
      </mrow>
    </mrow>
    <annotation encoding="StarMath 5.0">{f (x)} leslant {g (x)}%%&lt;cmathArbre&gt;«&lt;=­«f­«()­x»»­«g­«()­x»»»&lt;/cmathArbre&gt;&lt;cmathFormule&gt;f(x)&lt;=g(x)&lt;/cmathFormule&gt;</annotation>
  </semantics>
</math>
</file>

<file path=Object 14/content.xml><?xml version="1.0" encoding="utf-8"?>
<math xmlns="http://www.w3.org/1998/Math/MathML">
  <semantics>
    <mrow>
      <mover accent="true">
        <mrow>
          <msup>
            <mrow>
              <mtext>F</mtext>
            </mrow>
            <mrow/>
          </msup>
        </mrow>
        <mo>¯</mo>
      </mover>
    </mrow>
    <annotation encoding="StarMath 5.0"> overline{{"F"}^{}}%%&lt;cmathArbre&gt;«bar­«^­varMaj F­»»&lt;/cmathArbre&gt;&lt;cmathFormule&gt;bar(F^)&lt;/cmathFormule&gt;</annotation>
  </semantics>
</math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679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1.169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336699" style:text-align-source="fix" style:repeat-content="false" fo:border-left="none" fo:border-right="0.018cm solid #336699" fo:border-top="none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18cm solid #336699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>
            <text:p>  </text:p>
          </table:table-cell>
          <table:table-cell office:value-type="string">
            <text:p>Atteints de </text:p>
            <text:p>toux chronique</text:p>
          </table:table-cell>
          <table:table-cell office:value-type="string">
            <text:p>Non atteints de</text:p>
            <text:p>toux chroniques</text:p>
          </table:table-cell>
          <table:table-cell office:value-type="string">
            <text:p>Total</text:p>
          </table:table-cell>
        </table:table-row>
        <table:table-row table:style-name="ro2">
          <table:table-cell office:value-type="string">
            <text:p>Fumeurs</text:p>
          </table:table-cell>
          <table:table-cell office:value-type="float" office:value="60">
            <text:p>60</text:p>
          </table:table-cell>
          <table:table-cell office:value-type="string">
            <text:p>  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Non Fumeurs</text:p>
          </table:table-cell>
          <table:table-cell table:number-columns-repeated="3" office:value-type="string">
            <text:p>  </text:p>
          </table:table-cell>
        </table:table-row>
        <table:table-row table:style-name="ro2">
          <table:table-cell office:value-type="string">
            <text:p>Total</text:p>
          </table:table-cell>
          <table:table-cell table:number-columns-repeated="2" office:value-type="string">
            <text:p>  </text:p>
          </table:table-cell>
          <table:table-cell office:value-type="float" office:value="500">
            <text:p>500</text:p>
          </table:table-cell>
        </table:table-row>
      </table:table>
    </office:spreadshee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01">01/04/2022</text:date>, <text:time>17:23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8/content.xml><?xml version="1.0" encoding="utf-8"?>
<math xmlns="http://www.w3.org/1998/Math/MathML">
  <semantics>
    <mrow>
      <mrow>
        <mtext>F</mtext>
        <mo stretchy="false">∩</mo>
        <mtext>T</mtext>
      </mrow>
    </mrow>
    <annotation encoding="StarMath 5.0">"F" intersection "T"%%&lt;cmathArbre&gt;«symbol it­varMaj F­varMaj T»&lt;/cmathArbre&gt;&lt;cmathFormule&gt;F$itT&lt;/cmathFormule&gt;</annotation>
  </semantics>
</math>
</file>

<file path=Object 2/content.xml><?xml version="1.0" encoding="utf-8"?>
<math xmlns="http://www.w3.org/1998/Math/MathML">
  <semantics>
    <mrow>
      <mrow>
        <mrow>
          <mtext>AB</mtext>
        </mrow>
        <mo stretchy="false">=</mo>
        <mrow>
          <mn>5</mn>
          <msqrt>
            <mrow>
              <mn>5</mn>
            </mrow>
          </msqrt>
        </mrow>
      </mrow>
    </mrow>
    <annotation encoding="StarMath 5.0">{"AB"}={5  sqrt{5}}%%&lt;cmathArbre&gt;«=­varMaj AB­«*­5­«sqrt­5»»»&lt;/cmathArbre&gt;&lt;cmathFormule&gt;AB=5√5&lt;/cmathFormule&gt;</annotation>
  </semantics>
</math>
</file>

<file path=Object 20/content.xml><?xml version="1.0" encoding="utf-8"?>
<math xmlns="http://www.w3.org/1998/Math/MathML">
  <semantics>
    <mrow>
      <mrow>
        <mtext>F</mtext>
        <mo stretchy="false">∪</mo>
        <mtext>T</mtext>
      </mrow>
    </mrow>
    <annotation encoding="StarMath 5.0">"F" union "T"%%&lt;cmathArbre&gt;«symbol un­varMaj F­varMaj T»&lt;/cmathArbre&gt;&lt;cmathFormule&gt;F$unT&lt;/cmathFormule&gt;</annotation>
  </semantics>
</math>
</file>

<file path=Object 21/content.xml><?xml version="1.0" encoding="utf-8"?>
<math xmlns="http://www.w3.org/1998/Math/MathML">
  <semantics>
    <mrow>
      <mn>4</mn>
      <mrow>
        <msqrt>
          <mrow>
            <mn>2</mn>
          </mrow>
        </msqrt>
        <mo stretchy="false">∈</mo>
        <mo stretchy="false">ℚ</mo>
      </mrow>
    </mrow>
    <annotation encoding="StarMath 5.0">4  sqrt {2}  in  setQ %%&lt;cmathArbre&gt;«OOo­4  sqrt {2}  in  setQ »&lt;/cmathArbre&gt;&lt;cmathFormule&gt;OOo(4  sqrt {2}  in  setQ )&lt;/cmathFormule&gt;</annotation>
  </semantics>
</math>
</file>

<file path=Object 22/content.xml><?xml version="1.0" encoding="utf-8"?>
<math xmlns="http://www.w3.org/1998/Math/MathML">
  <semantics>
    <mrow>
      <mrow>
        <mrow>
          <mfrac>
            <mrow>
              <mn>5</mn>
            </mrow>
            <mrow>
              <mn>7</mn>
            </mrow>
          </mfrac>
        </mrow>
        <mo stretchy="false">∈</mo>
        <mrow/>
      </mrow>
      <mrow/>
    </mrow>
    <annotation encoding="StarMath 5.0">{alignc {5}over{7}} in {} {}%%&lt;cmathArbre&gt;«symbol ap­«/­5­7»­«*­­»»&lt;/cmathArbre&gt;&lt;cmathFormule&gt;5/7$ap*&lt;/cmathFormule&gt;</annotation>
  </semantics>
</math>
</file>

<file path=Object 23/content.xml><?xml version="1.0" encoding="utf-8"?>
<math xmlns="http://www.w3.org/1998/Math/MathML">
  <semantics>
    <mrow>
      <mfrac>
        <mrow>
          <mrow>
            <mrow>
              <mn>2</mn>
            </mrow>
            <mo stretchy="false">−</mo>
            <mrow>
              <mrow>
                <mn>5</mn>
              </mrow>
              <mo stretchy="false">×</mo>
              <mrow>
                <mn>8</mn>
              </mrow>
            </mrow>
          </mrow>
        </mrow>
        <mrow>
          <mrow>
            <mrow>
              <mn>5</mn>
            </mrow>
            <mo stretchy="false">+</mo>
            <mrow>
              <mrow>
                <mn>5</mn>
              </mrow>
              <mo stretchy="false">×</mo>
              <mrow>
                <mn>2</mn>
              </mrow>
            </mrow>
          </mrow>
        </mrow>
      </mfrac>
    </mrow>
    <annotation encoding="StarMath 5.0">{{2}-{5} times {8}}over{{5}+{5} times {2}}%%&lt;cmathArbre&gt;«OOo­{{2}-{5} times {8}}over{{5}+{5} times {2}}»&lt;/cmathArbre&gt;&lt;cmathFormule&gt;OOo({{2}-{5} times {8}}over{{5}+{5} times {2}})&lt;/cmathFormule&gt;</annotation>
  </semantics>
</math>
</file>

<file path=Object 24/content.xml><?xml version="1.0" encoding="utf-8"?>
<math xmlns="http://www.w3.org/1998/Math/MathML">
  <semantics>
    <mrow>
      <mrow>
        <mo stretchy="false">(</mo>
        <mrow>
          <mrow>
            <mrow>
              <msqrt>
                <mrow>
                  <mn>3</mn>
                </mrow>
              </msqrt>
            </mrow>
            <mo stretchy="false">−</mo>
            <mrow>
              <msqrt>
                <mrow>
                  <mn>7</mn>
                </mrow>
              </msqrt>
            </mrow>
          </mrow>
        </mrow>
        <mo stretchy="false">)</mo>
      </mrow>
      <mrow>
        <mo stretchy="false">(</mo>
        <mrow>
          <mrow>
            <mrow>
              <msqrt>
                <mrow>
                  <mn>3</mn>
                </mrow>
              </msqrt>
            </mrow>
            <mo stretchy="false">+</mo>
            <mrow>
              <msqrt>
                <mrow>
                  <mn>7</mn>
                </mrow>
              </msqrt>
            </mrow>
          </mrow>
        </mrow>
        <mo stretchy="false">)</mo>
      </mrow>
    </mrow>
    <annotation encoding="StarMath 5.0">({ sqrt{3}}-{ sqrt{7}}) ({ sqrt{3}}+{ sqrt{7}})%%&lt;cmathArbre&gt;«*­«()­«-­«sqrt­3»­«sqrt­7»»»­«()­«+­«sqrt­3»­«sqrt­7»»»»&lt;/cmathArbre&gt;&lt;cmathFormule&gt;(√3-√7)*(√3+√7)&lt;/cmathFormule&gt;</annotation>
  </semantics>
</math>
</file>

<file path=Object 26/content.xml><?xml version="1.0" encoding="utf-8"?>
<math xmlns="http://www.w3.org/1998/Math/MathML">
  <semantics>
    <mrow>
      <mrow>
        <msup>
          <mrow>
            <mo stretchy="false">(</mo>
            <mrow>
              <mrow>
                <mn>2</mn>
              </mrow>
              <msup>
                <mi>a</mi>
                <mrow>
                  <mo stretchy="false">−</mo>
                  <mrow>
                    <mn>2</mn>
                  </mrow>
                </mrow>
              </msup>
            </mrow>
            <mo stretchy="false">)</mo>
          </mrow>
          <mrow>
            <mn>4</mn>
          </mrow>
        </msup>
        <mo stretchy="false">=</mo>
        <mrow>
          <mn>16</mn>
        </mrow>
      </mrow>
      <msup>
        <mi>a</mi>
        <mrow>
          <mn>6</mn>
        </mrow>
      </msup>
    </mrow>
    <annotation encoding="StarMath 5.0">({2}a^-{2})^{4} ={16}a^{6}%%&lt;cmathArbre&gt;«OOo­({2}a^-{2})^{4} ={16}a^{6}»&lt;/cmathArbre&gt;&lt;cmathFormule&gt;OOo(({2}a^-{2})^{4} ={16}a^{6})&lt;/cmathFormule&gt;</annotation>
  </semantics>
</math>
</file>

<file path=Object 27/content.xml><?xml version="1.0" encoding="utf-8"?>
<math xmlns="http://www.w3.org/1998/Math/MathML">
  <semantics>
    <mrow>
      <mrow>
        <mrow>
          <mn>2</mn>
        </mrow>
        <mo stretchy="false">×</mo>
        <msup>
          <mrow>
            <mn>10</mn>
          </mrow>
          <mrow>
            <mrow>
              <mo stretchy="false">−</mo>
              <mrow>
                <mn>4</mn>
              </mrow>
            </mrow>
          </mrow>
        </msup>
      </mrow>
    </mrow>
    <annotation encoding="StarMath 5.0">{2} times {10}^{-{4}}%%&lt;cmathArbre&gt;«OOo­{2} times {10}^{-{4}}»&lt;/cmathArbre&gt;&lt;cmathFormule&gt;OOo({2} times {10}^{-{4}})&lt;/cmathFormule&gt;</annotation>
  </semantics>
</math>
</file>

<file path=Object 28/content.xml><?xml version="1.0" encoding="utf-8"?>
<math xmlns="http://www.w3.org/1998/Math/MathML">
  <semantics>
    <mrow>
      <mrow>
        <mrow>
          <mn>8</mn>
        </mrow>
        <mo stretchy="false">×</mo>
        <msup>
          <mrow>
            <mn>10</mn>
          </mrow>
          <mrow>
            <mrow>
              <mo stretchy="false">−</mo>
              <mrow>
                <mn>12</mn>
              </mrow>
            </mrow>
          </mrow>
        </msup>
      </mrow>
    </mrow>
    <annotation encoding="StarMath 5.0">{8} times {10}^{-{12}}%%&lt;cmathArbre&gt;«OOo­{8} times {10}^{-{12}}»&lt;/cmathArbre&gt;&lt;cmathFormule&gt;OOo({8} times {10}^{-{12}})&lt;/cmathFormule&gt;</annotation>
  </semantics>
</math>
</file>

<file path=Object 3/content.xml><?xml version="1.0" encoding="utf-8"?>
<math xmlns="http://www.w3.org/1998/Math/MathML">
  <semantics>
    <mrow>
      <mi>f</mi>
    </mrow>
    <annotation encoding="StarMath 5.0">f%%&lt;cmathArbre&gt;f&lt;/cmathArbre&gt;&lt;cmathFormule&gt;f&lt;/cmathFormule&gt;</annotation>
  </semantics>
</math>
</file>

<file path=Object 4/content.xml><?xml version="1.0" encoding="utf-8"?>
<math xmlns="http://www.w3.org/1998/Math/MathML">
  <semantics>
    <mrow>
      <mi>f</mi>
    </mrow>
    <annotation encoding="StarMath 5.0">f%%&lt;cmathArbre&gt;f&lt;/cmathArbre&gt;&lt;cmathFormule&gt;f&lt;/cmathFormule&gt;</annotation>
  </semantics>
</math>
</file>

<file path=Object 5/content.xml><?xml version="1.0" encoding="utf-8"?>
<math xmlns="http://www.w3.org/1998/Math/MathML">
  <semantics>
    <mrow>
      <mi>f</mi>
    </mrow>
    <annotation encoding="StarMath 5.0">f%%&lt;cmathArbre&gt;f&lt;/cmathArbre&gt;&lt;cmathFormule&gt;f&lt;/cmathFormule&gt;</annotation>
  </semantics>
</math>
</file>

<file path=Object 6/content.xml><?xml version="1.0" encoding="utf-8"?>
<math xmlns="http://www.w3.org/1998/Math/MathML">
  <semantics>
    <mrow>
      <mi>f</mi>
      <mrow>
        <mo stretchy="false">(</mo>
        <mrow>
          <mrow>
            <mo stretchy="false">−</mo>
            <mn>2</mn>
          </mrow>
        </mrow>
        <mo stretchy="false">)</mo>
      </mrow>
    </mrow>
    <annotation encoding="StarMath 5.0">f (-2)%%&lt;cmathArbre&gt;«f­«()­«-­2»»»&lt;/cmathArbre&gt;&lt;cmathFormule&gt;f(-2)&lt;/cmathFormule&gt;</annotation>
  </semantics>
</math>
</file>

<file path=Object 7/content.xml><?xml version="1.0" encoding="utf-8"?>
<math xmlns="http://www.w3.org/1998/Math/MathML">
  <semantics>
    <mrow>
      <mi>f</mi>
    </mrow>
    <annotation encoding="StarMath 5.0">f%%&lt;cmathArbre&gt;f&lt;/cmathArbre&gt;&lt;cmathFormule&gt;f&lt;/cmathFormule&gt;</annotation>
  </semantics>
</math>
</file>

<file path=Object 8/content.xml><?xml version="1.0" encoding="utf-8"?>
<math xmlns="http://www.w3.org/1998/Math/MathML">
  <semantics>
    <mrow>
      <mi>f</mi>
    </mrow>
    <annotation encoding="StarMath 5.0">f%%&lt;cmathArbre&gt;f&lt;/cmathArbre&gt;&lt;cmathFormule&gt;f&lt;/cmathFormule&gt;</annotation>
  </semantics>
</math>
</file>

<file path=Object 9/content.xml><?xml version="1.0" encoding="utf-8"?>
<math xmlns="http://www.w3.org/1998/Math/MathML" display="block">
  <semantics>
    <mrow>
      <mrow>
        <mi>f</mi>
        <mrow>
          <mo fence="true" form="prefix" stretchy="false">(</mo>
          <mrow>
            <mi>x</mi>
          </mrow>
          <mo fence="true" form="postfix" stretchy="false">)</mo>
        </mrow>
      </mrow>
      <mo stretchy="false">&lt;</mo>
      <mn>2</mn>
    </mrow>
    <annotation encoding="StarMath 5.0">{f (x)}&lt;{2}%%&lt;cmathArbre&gt;«&lt;­«f­«()­x»»­2»&lt;/cmathArbre&gt;&lt;cmathFormule&gt;f(x)&lt;2&lt;/cmathFormule&gt;</annotation>
  </semantics>
</math>
</file>